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966" officeooo:paragraph-rsid="0024296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966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3e7e" officeooo:paragraph-rsid="002592e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2429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592ef" officeooo:paragraph-rsid="002592e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24296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592ef" officeooo:paragraph-rsid="002592ef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bold" officeooo:rsid="00253e7e" officeooo:paragraph-rsid="002592ef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242966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592ef" officeooo:paragraph-rsid="002592ef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592ef" officeooo:paragraph-rsid="002592ef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592ef" officeooo:paragraph-rsid="0026c8ad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42966" officeooo:paragraph-rsid="002862c9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42966" officeooo:paragraph-rsid="00242966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42966" officeooo:paragraph-rsid="0029f19e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9f19e" officeooo:paragraph-rsid="0029f19e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2d1017" officeooo:paragraph-rsid="002d1017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26c8ad" officeooo:paragraph-rsid="00253e7e" style:font-size-asian="12pt" style:font-weight-asian="bold" style:font-size-complex="12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bold" officeooo:rsid="002592ef" officeooo:paragraph-rsid="0026c8ad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2592ef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592ef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42966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242966"/>
    </style:style>
    <style:style style:name="P31" style:family="paragraph" style:parent-style-name="Standard" style:list-style-name="L5">
      <style:paragraph-properties fo:text-align="start" style:justify-single-word="false"/>
      <style:text-properties officeooo:paragraph-rsid="00242966"/>
    </style:style>
    <style:style style:name="P32" style:family="paragraph" style:parent-style-name="Standard" style:list-style-name="L5">
      <style:paragraph-properties fo:text-align="start" style:justify-single-word="false"/>
      <style:text-properties officeooo:paragraph-rsid="0029f19e"/>
    </style:style>
    <style:style style:name="P33" style:family="paragraph" style:parent-style-name="Standard" style:list-style-name="L6">
      <style:paragraph-properties fo:text-align="start" style:justify-single-word="false"/>
      <style:text-properties officeooo:paragraph-rsid="0029f19e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29f19e"/>
    </style:style>
    <style:style style:name="P35" style:family="paragraph" style:parent-style-name="Standard">
      <style:paragraph-properties fo:text-align="start" style:justify-single-word="false"/>
      <style:text-properties officeooo:paragraph-rsid="0019eb27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2862c9" officeooo:paragraph-rsid="002862c9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26c8ad" officeooo:paragraph-rsid="0026c8a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4296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592e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6c8a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9f19e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862c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2966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592ef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6c8a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996f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9f19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862c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e8444" style:font-size-asian="12pt" style:font-weight-asian="bold" style:font-size-complex="1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862c9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592ef" style:font-weight-asian="normal" style:font-weight-complex="normal"/>
    </style:style>
    <style:style style:name="T23" style:family="text">
      <style:text-properties fo:font-weight="normal" officeooo:rsid="0026c8ad" style:font-weight-asian="normal" style:font-weight-complex="normal"/>
    </style:style>
    <style:style style:name="T24" style:family="text">
      <style:text-properties fo:font-weight="normal" officeooo:rsid="002862c9" style:font-weight-asian="normal" style:font-weight-complex="normal"/>
    </style:style>
    <style:style style:name="T25" style:family="text">
      <style:text-properties officeooo:rsid="0026c8ad"/>
    </style:style>
    <style:style style:name="T26" style:family="text">
      <style:text-properties officeooo:rsid="002862c9"/>
    </style:style>
    <style:style style:name="T27" style:family="text">
      <style:text-properties officeooo:rsid="0029f1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5">5</text:span><text:span text:style-name="T18">0</text:span><text:span text:style-name="T15">1</text:span><text:span text:style-name="T11"> - </text:span><text:span text:style-name="T9">A/G</text:span><text:span text:style-name="T10"> - </text:span><text:span text:style-name="T15">All</text:span></text:p>
      <text:p text:style-name="P1"/>
      <text:p text:style-name="P2">Master Arm <text:span text:style-name="T21">...</text:span> ON<text:span text:style-name="T21"> </text:span><text:span text:style-name="T24">(</text:span><text:span text:style-name="T26">B2 button</text:span><text:span text:style-name="T24">, or switch on instrument panel under radar altimeter)</text:span></text:p>
      <text:p text:style-name="P8"><text:span text:style-name="T19">TV system</text:span> ... <text:span text:style-name="T19">ON</text:span></text:p>
      <text:p text:style-name="P7"/>
      <text:p text:style-name="P3">SA342M<text:span text:style-name="T27"> -- 4x HOT missiles</text:span></text:p>
      <text:p text:style-name="P5">Viviene TV sighting system</text:p>
      <text:p text:style-name="P12"><text:span text:style-name="T21">Turn </text:span><text:span text:style-name="T22">sighting </text:span><text:span text:style-name="T21">system on (copilot seat, </text:span><text:span text:style-name="T23">VCB = Video Command Box next to TV display</text:span><text:span text:style-name="T21">):</text:span></text:p>
      <text:list xml:id="list4120908511" text:style-name="L1">
        <text:list-item>
          <text:p text:style-name="P14"><text:span text:style-name="T19">VCB Power Selector knob</text:span> ... <text:span text:style-name="T19">M</text:span> <text:span text:style-name="T25">(ON) (VCB next to TV)</text:span></text:p>
        </text:list-item>
        <text:list-item>
          <text:p text:style-name="P14"><text:span text:style-name="T19">VCB IR Power Selector knob</text:span> ... <text:span text:style-name="T19">M</text:span> <text:span text:style-name="T25">(ON) (VCB next to TV)</text:span></text:p>
        </text:list-item>
        <text:list-item>
          <text:p text:style-name="P27"><text:span text:style-name="T13">VCB Mode Selector knob</text:span><text:span text:style-name="T4"> ... </text:span><text:span text:style-name="T13">P</text:span><text:span text:style-name="T14">il</text:span><text:span text:style-name="T4"> for manual tracking, </text:span><text:span text:style-name="T13">A</text:span><text:span text:style-name="T14">ss</text:span><text:span text:style-name="T4"> to auto-follow moving targets </text:span><text:span text:style-name="T5">(VCB next to TV)</text:span></text:p>
        </text:list-item>
        <text:list-item>
          <text:p text:style-name="P14"><text:span text:style-name="T19">TV On/Off switch</text:span> ... <text:span text:style-name="T19">ON</text:span> <text:span text:style-name="T25">(toggle switch under TV screen)</text:span></text:p>
        </text:list-item>
      </text:list>
      <text:p text:style-name="P11">Prepare missiles (copilot seat):</text:p>
      <text:list xml:id="list2278716966" text:style-name="L2">
        <text:list-item>
          <text:p text:style-name="P15"><text:span text:style-name="T19">Lasing button cover</text:span> ... <text:span text:style-name="T19">OPEN</text:span> <text:span text:style-name="T25">(copilot video stick)</text:span></text:p>
        </text:list-item>
        <text:list-item>
          <text:p text:style-name="P15"><text:span text:style-name="T19">Missile Launch button cover</text:span> ... <text:span text:style-name="T19">OPEN</text:span> <text:span text:style-name="T25">(copilot video stick)</text:span></text:p>
        </text:list-item>
        <text:list-item>
          <text:p text:style-name="P28"><text:span text:style-name="T13">Test On/Off key</text:span><text:span text:style-name="T4"> ... </text:span><text:span text:style-name="T13">JOUR</text:span><text:span text:style-name="T4"> (day) or </text:span><text:span text:style-name="T13">NUIT</text:span><text:span text:style-name="T4"> (night) as needed </text:span><text:span text:style-name="T5">(instrument panel under TV and VCB)</text:span></text:p>
        </text:list-item>
        <text:list-item>
          <text:p text:style-name="P16"><text:span text:style-name="T19">HOT missile station selector knob</text:span> ... <text:span text:style-name="T19">as needed</text:span> (<text:span text:style-name="T19">Lower Gray Button to cycle</text:span>) <text:span text:style-name="T25">(instrument panel under TV and VCB)</text:span></text:p>
        </text:list-item>
      </text:list>
      <text:p text:style-name="P9"/>
      <text:p text:style-name="P3">HOT missiles</text:p>
      <text:list xml:id="list1625864572" text:style-name="L3">
        <text:list-item>
          <text:p text:style-name="P25">Prepare missiles and sighting system above</text:p>
        </text:list-item>
        <text:list-item>
          <text:p text:style-name="P26">HOT missile station selector knob ... as needed (Lower Gray Button to cycle)</text:p>
        </text:list-item>
        <text:list-item>
          <text:p text:style-name="P29"><text:span text:style-name="T3">Lase target (</text:span><text:span text:style-name="T12">TDC press</text:span><text:span text:style-name="T3">) to establish range.</text:span></text:p>
        </text:list-item>
        <text:list-item>
          <text:p text:style-name="P29"><text:span text:style-name="T3">Max range is </text:span><text:span text:style-name="T12">4300 m</text:span><text:span text:style-name="T3">.</text:span></text:p>
        </text:list-item>
        <text:list-item>
          <text:p text:style-name="P36"><text:span text:style-name="T3">T</text:span><text:span text:style-name="T1">arget is locked if white rectangle appears in lower right quadrant of TV crosshairs.</text:span></text:p>
        </text:list-item>
        <text:list-item>
          <text:p text:style-name="P37"><text:span text:style-name="T3">C</text:span><text:span text:style-name="T1">ome to a hover and press </text:span><text:span text:style-name="T8">Speedbrake Hat up</text:span><text:span text:style-name="T1"> to engage autohover. <text:s/>Text appears in control indicator diagram when autohovering.</text:span></text:p>
        </text:list-item>
        <text:list-item>
          <text:p text:style-name="P29"><text:span text:style-name="T3">Must be within </text:span><text:span text:style-name="T12">3 degrees of centerline</text:span><text:span text:style-name="T3"> to fire missile. <text:s/></text:span><text:span text:style-name="T5">Press </text:span><text:span text:style-name="T14">Pinky Button</text:span><text:span text:style-name="T5"> when autohovering to turn helicopter toward sight.</text:span></text:p>
        </text:list-item>
        <text:list-item>
          <text:p text:style-name="P29"><text:span text:style-name="T3">Press </text:span><text:span text:style-name="T12">Red Button</text:span><text:span text:style-name="T3"> to fire</text:span><text:span text:style-name="T2">.</text:span></text:p>
        </text:list-item>
      </text:list>
      <text:p text:style-name="P6"/>
      <text:p text:style-name="P6"/>
      <text:p text:style-name="P13"><text:span text:style-name="T12">SA342L</text:span><text:span text:style-name="T16"> -- 20 mm cannon with 240 rounds + 8x SNEB 68 mm rockets</text:span></text:p>
      <text:p text:style-name="P4">Cannon</text:p>
      <text:list xml:id="list937492503" text:style-name="L4">
        <text:list-item>
          <text:p text:style-name="P30"><text:span text:style-name="T12">Gunsight glass</text:span><text:span text:style-name="T3"> ... </text:span><text:span text:style-name="T16">Down</text:span><text:span text:style-name="T3"> </text:span><text:span text:style-name="T7">(click to deploy)</text:span></text:p>
        </text:list-item>
        <text:list-item>
          <text:p text:style-name="P17"><text:span text:style-name="T20">Armament Panel Power</text:span><text:span text:style-name="T26"> switch </text:span>... <text:span text:style-name="T20">M</text:span><text:span text:style-name="T26"> (</text:span>ON<text:span text:style-name="T26">)</text:span> <text:span text:style-name="T26">(center console forward)</text:span></text:p>
        </text:list-item>
        <text:list-item>
          <text:p text:style-name="P30"><text:span text:style-name="T16">Right Pylon Master Arm</text:span><text:span text:style-name="T6"> switch ... </text:span><text:span text:style-name="T16">ARM</text:span><text:span text:style-name="T3"> </text:span><text:span text:style-name="T7">(</text:span><text:span text:style-name="T6">red guarded switch, </text:span><text:span text:style-name="T7">center console) (</text:span><text:span text:style-name="T6">i</text:span><text:span text:style-name="T7">f both are armed, only cannon will fire</text:span><text:span text:style-name="T6">)</text:span></text:p>
        </text:list-item>
        <text:list-item>
          <text:p text:style-name="P18">Press <text:span text:style-name="T19">Trigger</text:span> to fire.</text:p>
        </text:list-item>
      </text:list>
      <text:p text:style-name="P3">SNEB rockets</text:p>
      <text:list xml:id="list2239629768" text:style-name="L5">
        <text:list-item>
          <text:p text:style-name="P31"><text:span text:style-name="T12">Gunsight glass</text:span><text:span text:style-name="T3"> ... </text:span><text:span text:style-name="T16">Down</text:span><text:span text:style-name="T3"> </text:span><text:span text:style-name="T7">(click to deploy)</text:span></text:p>
        </text:list-item>
        <text:list-item>
          <text:p text:style-name="P31"><text:span text:style-name="T17">Armament Panel Power</text:span><text:span text:style-name="T7"> switch </text:span><text:span text:style-name="T3">... </text:span><text:span text:style-name="T17">M</text:span><text:span text:style-name="T7"> (</text:span><text:span text:style-name="T3">ON</text:span><text:span text:style-name="T7">)</text:span><text:span text:style-name="T3"> </text:span><text:span text:style-name="T7">(center console forward)</text:span></text:p>
        </text:list-item>
        <text:list-item>
          <text:p text:style-name="P32"><text:span text:style-name="T16">Left Pylon Master Arm</text:span><text:span text:style-name="T6"> switch ... </text:span><text:span text:style-name="T16">ARM</text:span><text:span text:style-name="T3"> </text:span><text:span text:style-name="T7">(</text:span><text:span text:style-name="T6">red guarded switch, </text:span><text:span text:style-name="T7">center console) (</text:span><text:span text:style-name="T6">i</text:span><text:span text:style-name="T7">f both are armed, only cannon will fire</text:span><text:span text:style-name="T6">)</text:span></text:p>
        </text:list-item>
        <text:list-item>
          <text:p text:style-name="P21"><text:span text:style-name="T19">Ripple/Single</text:span> switch ... <text:span text:style-name="T19">As desired</text:span> (center console)</text:p>
        </text:list-item>
        <text:list-item>
          <text:p text:style-name="P19">Press <text:span text:style-name="T19">Trigger</text:span> to fire.</text:p>
        </text:list-item>
      </text:list>
      <text:p text:style-name="P6"/>
      <text:p text:style-name="P6"/>
      <text:p text:style-name="P3">SA342Minigun<text:span text:style-name="T27"> -- 7.62 mm Minigun</text:span></text:p>
      <text:list xml:id="list2831079712" text:style-name="L6">
        <text:list-item>
          <text:p text:style-name="P22">Minigun can only be fired by player.</text:p>
        </text:list-item>
        <text:list-item>
          <text:p text:style-name="P33"><text:span text:style-name="T6">Press </text:span><text:span text:style-name="T16">3</text:span><text:span text:style-name="T6"> to go to gunner seat.</text:span></text:p>
        </text:list-item>
        <text:list-item>
          <text:p text:style-name="P22">Aim with <text:span text:style-name="T19">head tracking</text:span>, fire with <text:span text:style-name="T19">trigger</text:span>.</text:p>
        </text:list-item>
      </text:list>
      <text:p text:style-name="P8"/>
      <text:p text:style-name="P8"/>
      <text:p text:style-name="P3">SA342Mistral<text:span text:style-name="T27"> -- 4x Mistral IR A/A missiles</text:span></text:p>
      <text:list xml:id="list974168858" text:style-name="L7">
        <text:list-item>
          <text:p text:style-name="P34"><text:span text:style-name="T12">Gunsight glass</text:span><text:span text:style-name="T3"> ... </text:span><text:span text:style-name="T16">Down </text:span><text:span text:style-name="T7">(click to deploy)</text:span></text:p>
        </text:list-item>
        <text:list-item>
          <text:p text:style-name="P34"><text:span text:style-name="T17">Armament Panel Power</text:span><text:span text:style-name="T7"> switch </text:span><text:span text:style-name="T3">... </text:span><text:span text:style-name="T17">M</text:span><text:span text:style-name="T7"> (</text:span><text:span text:style-name="T3">ON</text:span><text:span text:style-name="T7">)</text:span><text:span text:style-name="T3"> </text:span><text:span text:style-name="T7">(center console forward)</text:span></text:p>
        </text:list-item>
        <text:list-item>
          <text:p text:style-name="P34"><text:span text:style-name="T16">Left and Right Pylon Master Arm</text:span><text:span text:style-name="T6"> switches ... </text:span><text:span text:style-name="T16">ARM</text:span><text:span text:style-name="T3"> </text:span><text:span text:style-name="T7">(</text:span><text:span text:style-name="T6">red guarded switch, </text:span><text:span text:style-name="T7">center console)</text:span></text:p>
        </text:list-item>
        <text:list-item>
          <text:p text:style-name="P23"><text:span text:style-name="T19">Ripple/Single</text:span> switch ... <text:span text:style-name="T19">As desired</text:span> (center console)</text:p>
        </text:list-item>
        <text:list-item>
          <text:p text:style-name="P20"><text:span text:style-name="T27">Put target in reticle, get lock tone, p</text:span>ress <text:span text:style-name="T19">Trigger</text:span> to fire.</text:p>
        </text:list-item>
      </text:list>
      <text:list xml:id="list51678488" text:style-name="L8">
        <text:list-item>
          <text:list>
            <text:list-item>
              <text:p text:style-name="P24">You may have to be extremely close to get them to guide.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16T10:30:06.196000000</dc:date>
    <meta:editing-duration>PT5H14M34S</meta:editing-duration>
    <meta:editing-cycles>3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7" meta:word-count="481" meta:character-count="2629" meta:non-whitespace-character-count="2227"/>
  </office:meta>
</office:document-meta>
</file>